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 </text:p>
          </table:table-cell>
          <table:table-cell table:style-name="ce2"/>
          <table:table-cell table:style-name="ce2" office:value-type="string" calcext:value-type="string">
            <text:p>X – X^</text:p>
          </table:table-cell>
          <table:table-cell table:style-name="ce2" office:value-type="string" calcext:value-type="string">
            <text:p>Y – Y^</text:p>
          </table:table-cell>
          <table:table-cell/>
          <table:table-cell office:value-type="string" calcext:value-type="string">
            <text:p>Covariance</text:p>
          </table:table-cell>
          <table:table-cell office:value-type="string" calcext:value-type="string">
            <text:p><text:span text:style-name="T1">(</text:span><text:span text:style-name="T2">X – X^</text:span>)²</text:p>
          </table:table-cell>
          <table:table-cell office:value-type="string" calcext:value-type="string">
            <text:p><text:span text:style-name="T1">(</text:span><text:span text:style-name="T2">Y – Y^</text:span>)²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table:formula="of:=[.C5] - [.$C$17]" office:value-type="float" office:value="-7.6" calcext:value-type="float">
            <text:p>-7.6</text:p>
          </table:table-cell>
          <table:table-cell table:formula="of:=[.D5]-[.$D$17]" office:value-type="float" office:value="-9.8" calcext:value-type="float">
            <text:p>-9.8</text:p>
          </table:table-cell>
          <table:table-cell/>
          <table:table-cell table:formula="of:=[.F5]*[.G5]" office:value-type="float" office:value="74.48" calcext:value-type="float">
            <text:p>74.48</text:p>
          </table:table-cell>
          <table:table-cell table:formula="of:=([.F5])^2" office:value-type="float" office:value="57.76" calcext:value-type="float">
            <text:p>57.76</text:p>
          </table:table-cell>
          <table:table-cell table:formula="of:=([.G5])^2" office:value-type="float" office:value="96.04" calcext:value-type="float">
            <text:p>96.0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6] - [.$C$17]" office:value-type="float" office:value="-3.6" calcext:value-type="float">
            <text:p>-3.6</text:p>
          </table:table-cell>
          <table:table-cell table:formula="of:=[.D6]-[.$D$17]" office:value-type="float" office:value="0.200000000000003" calcext:value-type="float">
            <text:p>0.200000000000003</text:p>
          </table:table-cell>
          <table:table-cell/>
          <table:table-cell table:formula="of:=[.F6]*[.G6]" office:value-type="float" office:value="-0.720000000000011" calcext:value-type="float">
            <text:p>-0.720000000000011</text:p>
          </table:table-cell>
          <table:table-cell table:formula="of:=([.F6])^2" office:value-type="float" office:value="12.96" calcext:value-type="float">
            <text:p>12.96</text:p>
          </table:table-cell>
          <table:table-cell table:formula="of:=([.G6])^2" office:value-type="float" office:value="0.0400000000000011" calcext:value-type="float">
            <text:p>0.040000000000001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C7] - [.$C$17]" office:value-type="float" office:value="-25.6" calcext:value-type="float">
            <text:p>-25.6</text:p>
          </table:table-cell>
          <table:table-cell table:formula="of:=[.D7]-[.$D$17]" office:value-type="float" office:value="-22.8" calcext:value-type="float">
            <text:p>-22.8</text:p>
          </table:table-cell>
          <table:table-cell/>
          <table:table-cell table:formula="of:=[.F7]*[.G7]" office:value-type="float" office:value="583.68" calcext:value-type="float">
            <text:p>583.68</text:p>
          </table:table-cell>
          <table:table-cell table:formula="of:=([.F7])^2" office:value-type="float" office:value="655.36" calcext:value-type="float">
            <text:p>655.36</text:p>
          </table:table-cell>
          <table:table-cell table:formula="of:=([.G7])^2" office:value-type="float" office:value="519.84" calcext:value-type="float">
            <text:p>519.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8] - [.$C$17]" office:value-type="float" office:value="17.4" calcext:value-type="float">
            <text:p>17.4</text:p>
          </table:table-cell>
          <table:table-cell table:formula="of:=[.D8]-[.$D$17]" office:value-type="float" office:value="7.2" calcext:value-type="float">
            <text:p>7.2</text:p>
          </table:table-cell>
          <table:table-cell/>
          <table:table-cell table:formula="of:=[.F8]*[.G8]" office:value-type="float" office:value="125.28" calcext:value-type="float">
            <text:p>125.28</text:p>
          </table:table-cell>
          <table:table-cell table:formula="of:=([.F8])^2" office:value-type="float" office:value="302.76" calcext:value-type="float">
            <text:p>302.76</text:p>
          </table:table-cell>
          <table:table-cell table:formula="of:=([.G8])^2" office:value-type="float" office:value="51.84" calcext:value-type="float">
            <text:p>51.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C9] - [.$C$17]" office:value-type="float" office:value="10.4" calcext:value-type="float">
            <text:p>10.4</text:p>
          </table:table-cell>
          <table:table-cell table:formula="of:=[.D9]-[.$D$17]" office:value-type="float" office:value="17.2" calcext:value-type="float">
            <text:p>17.2</text:p>
          </table:table-cell>
          <table:table-cell/>
          <table:table-cell table:formula="of:=[.F9]*[.G9]" office:value-type="float" office:value="178.88" calcext:value-type="float">
            <text:p>178.88</text:p>
          </table:table-cell>
          <table:table-cell table:formula="of:=([.F9])^2" office:value-type="float" office:value="108.16" calcext:value-type="float">
            <text:p>108.16</text:p>
          </table:table-cell>
          <table:table-cell table:formula="of:=([.G9])^2" office:value-type="float" office:value="295.84" calcext:value-type="float">
            <text:p>295.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10] - [.$C$17]" office:value-type="float" office:value="-3.6" calcext:value-type="float">
            <text:p>-3.6</text:p>
          </table:table-cell>
          <table:table-cell table:formula="of:=[.D10]-[.$D$17]" office:value-type="float" office:value="5.2" calcext:value-type="float">
            <text:p>5.2</text:p>
          </table:table-cell>
          <table:table-cell/>
          <table:table-cell table:formula="of:=[.F10]*[.G10]" office:value-type="float" office:value="-18.72" calcext:value-type="float">
            <text:p>-18.72</text:p>
          </table:table-cell>
          <table:table-cell table:formula="of:=([.F10])^2" office:value-type="float" office:value="12.96" calcext:value-type="float">
            <text:p>12.96</text:p>
          </table:table-cell>
          <table:table-cell table:formula="of:=([.G10])^2" office:value-type="float" office:value="27.04" calcext:value-type="float">
            <text:p>27.0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C11] - [.$C$17]" office:value-type="float" office:value="-8.6" calcext:value-type="float">
            <text:p>-8.6</text:p>
          </table:table-cell>
          <table:table-cell table:formula="of:=[.D11]-[.$D$17]" office:value-type="float" office:value="-1.8" calcext:value-type="float">
            <text:p>-1.8</text:p>
          </table:table-cell>
          <table:table-cell/>
          <table:table-cell table:formula="of:=[.F11]*[.G11]" office:value-type="float" office:value="15.48" calcext:value-type="float">
            <text:p>15.48</text:p>
          </table:table-cell>
          <table:table-cell table:formula="of:=([.F11])^2" office:value-type="float" office:value="73.96" calcext:value-type="float">
            <text:p>73.96</text:p>
          </table:table-cell>
          <table:table-cell table:formula="of:=([.G11])^2" office:value-type="float" office:value="3.23999999999999" calcext:value-type="float">
            <text:p>3.23999999999999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C12] - [.$C$17]" office:value-type="float" office:value="28.4" calcext:value-type="float">
            <text:p>28.4</text:p>
          </table:table-cell>
          <table:table-cell table:formula="of:=[.D12]-[.$D$17]" office:value-type="float" office:value="23.2" calcext:value-type="float">
            <text:p>23.2</text:p>
          </table:table-cell>
          <table:table-cell/>
          <table:table-cell table:formula="of:=[.F12]*[.G12]" office:value-type="float" office:value="658.88" calcext:value-type="float">
            <text:p>658.88</text:p>
          </table:table-cell>
          <table:table-cell table:formula="of:=([.F12])^2" office:value-type="float" office:value="806.56" calcext:value-type="float">
            <text:p>806.56</text:p>
          </table:table-cell>
          <table:table-cell table:formula="of:=([.G12])^2" office:value-type="float" office:value="538.24" calcext:value-type="float">
            <text:p>538.2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C13] - [.$C$17]" office:value-type="float" office:value="-12.6" calcext:value-type="float">
            <text:p>-12.6</text:p>
          </table:table-cell>
          <table:table-cell table:formula="of:=[.D13]-[.$D$17]" office:value-type="float" office:value="-18.8" calcext:value-type="float">
            <text:p>-18.8</text:p>
          </table:table-cell>
          <table:table-cell/>
          <table:table-cell table:formula="of:=[.F13]*[.G13]" office:value-type="float" office:value="236.88" calcext:value-type="float">
            <text:p>236.88</text:p>
          </table:table-cell>
          <table:table-cell table:formula="of:=([.F13])^2" office:value-type="float" office:value="158.76" calcext:value-type="float">
            <text:p>158.76</text:p>
          </table:table-cell>
          <table:table-cell table:formula="of:=([.G13])^2" office:value-type="float" office:value="353.44" calcext:value-type="float">
            <text:p>353.4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4] - [.$C$17]" office:value-type="float" office:value="5.4" calcext:value-type="float">
            <text:p>5.4</text:p>
          </table:table-cell>
          <table:table-cell table:formula="of:=[.D14]-[.$D$17]" office:value-type="float" office:value="0.200000000000003" calcext:value-type="float">
            <text:p>0.200000000000003</text:p>
          </table:table-cell>
          <table:table-cell/>
          <table:table-cell table:formula="of:=[.F14]*[.G14]" office:value-type="float" office:value="1.08000000000002" calcext:value-type="float">
            <text:p>1.08000000000002</text:p>
          </table:table-cell>
          <table:table-cell table:formula="of:=([.F14])^2" office:value-type="float" office:value="29.16" calcext:value-type="float">
            <text:p>29.16</text:p>
          </table:table-cell>
          <table:table-cell table:formula="of:=([.G14])^2" office:value-type="float" office:value="0.0400000000000011" calcext:value-type="float">
            <text:p>0.040000000000001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uma de todo</text:p>
          </table:table-cell>
          <table:table-cell table:formula="of:=SUM([.C5:.C14])" office:value-type="float" office:value="466" calcext:value-type="float">
            <text:p>466</text:p>
          </table:table-cell>
          <table:table-cell table:formula="of:=SUM([.D5:.D14])" office:value-type="float" office:value="748" calcext:value-type="float">
            <text:p>748</text:p>
          </table:table-cell>
          <table:table-cell table:number-columns-repeated="4"/>
          <table:table-cell table:formula="of:=SUM([.I5:.I14])" office:value-type="float" office:value="1855.2" calcext:value-type="float">
            <text:p>1855.2</text:p>
          </table:table-cell>
          <table:table-cell table:formula="of:=SUM([.J5:.J14])" office:value-type="float" office:value="2218.4" calcext:value-type="float">
            <text:p>2218.4</text:p>
          </table:table-cell>
          <table:table-cell table:formula="of:=SUM([.K5:.K14])" office:value-type="float" office:value="1885.6" calcext:value-type="float">
            <text:p>1885.6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2" table:formula="of:=AVERAGE([.C5:.C14])" office:value-type="float" office:value="46.6" calcext:value-type="float">
            <text:p>46.6</text:p>
          </table:table-cell>
          <table:table-cell table:style-name="ce2" table:formula="of:=AVERAGE([.D5:.D14])" office:value-type="float" office:value="74.8" calcext:value-type="float">
            <text:p>74.8</text:p>
          </table:table-cell>
          <table:table-cell table:number-columns-repeated="4"/>
          <table:table-cell table:style-name="ce4" table:formula="of:=[.I16]/9" office:value-type="float" office:value="206.133333333333" calcext:value-type="float">
            <text:p>206.13</text:p>
          </table:table-cell>
          <table:table-cell table:formula="of:=[.J16]/9" office:value-type="float" office:value="246.488888888889" calcext:value-type="float">
            <text:p>246.488888888889</text:p>
          </table:table-cell>
          <table:table-cell table:formula="of:=[.K16]/9" office:value-type="float" office:value="209.511111111111" calcext:value-type="float">
            <text:p>209.511111111111</text:p>
          </table:table-cell>
          <table:table-cell table:number-columns-repeated="53"/>
        </table:table-row>
        <table:table-row table:style-name="ro1">
          <table:table-cell table:number-columns-repeated="9"/>
          <table:table-cell table:formula="of:=[.J17]^(0.5)" office:value-type="float" office:value="15.6999646142559" calcext:value-type="float">
            <text:p>15.6999646142559</text:p>
          </table:table-cell>
          <table:table-cell table:formula="of:=[.K17]^(0.5)" office:value-type="float" office:value="14.4744986480054" calcext:value-type="float">
            <text:p>14.4744986480054</text:p>
          </table:table-cell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8"/>
          <table:table-cell table:style-name="ce9" table:formula="of:=(([.I17])/([.J18]*[.K18]))" office:value-type="float" office:value="0.907080900612628" calcext:value-type="float">
            <text:p>0.907</text:p>
          </table:table-cell>
          <table:table-cell table:number-columns-repeated="55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8:54:50.321703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4:37:18.239087780</meta:creation-date>
    <meta:generator>LibreOffice/6.4.6.2$Linux_X86_64 LibreOffice_project/40$Build-2</meta:generator>
    <dc:date>2020-12-15T19:05:20.200539668</dc:date>
    <meta:editing-duration>PT1H26M56S</meta:editing-duration>
    <meta:editing-cycles>11</meta:editing-cycles>
    <meta:document-statistic meta:table-count="1" meta:cell-count="92" meta:object-count="0"/>
  </office:meta>
</office:document-meta>
</file>